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36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fo:color="#7f7f7f" fo:font-style="italic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fo:color="#7f7f7f" fo:font-style="italic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fo:color="#7f7f7f" fo:font-style="italic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fo:color="#7f7f7f" fo:font-style="italic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fo:color="#7f7f7f" fo:font-style="italic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fo:color="#7f7f7f" fo:font-style="italic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left="10.80pt" fo:text-indent="-5.40pt">
        <style:tab-stops>
          <style:tab-stop style:position="621.00pt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10.80pt" fo:text-indent="-5.40pt">
        <style:tab-stops>
          <style:tab-stop style:position="621.00pt"/>
        </style:tab-stops>
      </style:paragraph-properties>
    </style:style>
    <style:style style:name="P5" style:family="paragraph">
      <style:paragraph-properties fo:line-height="100.00%" fo:text-align="left" fo:margin-left="10.80pt" fo:text-indent="-5.40pt">
        <style:tab-stops>
          <style:tab-stop style:position="621.00pt"/>
        </style:tab-stops>
      </style:paragraph-properties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00.00%" fo:text-align="left" fo:margin-left="10.80pt" fo:text-indent="-5.40pt">
        <style:tab-stops>
          <style:tab-stop style:position="621.00pt"/>
        </style:tab-stops>
      </style:paragraph-properties>
    </style:style>
    <style:style style:name="P8" style:family="paragraph">
      <style:paragraph-properties fo:line-height="100.00%" fo:text-align="left" fo:margin-bottom="10.00pt"/>
    </style:style>
    <style:style style:name="P9" style:family="paragraph">
      <style:paragraph-properties fo:line-height="100.00%" fo:text-align="left" fo:margin-left="10.80pt" fo:text-indent="-5.40pt">
        <style:tab-stops>
          <style:tab-stop style:position="621.00pt"/>
        </style:tab-stops>
      </style:paragraph-properties>
    </style:style>
    <style:style style:name="P10" style:family="paragraph">
      <style:paragraph-properties fo:line-height="100.00%" fo:text-align="left" fo:margin-left="10.80pt" fo:text-indent="-5.40pt">
        <style:tab-stops>
          <style:tab-stop style:position="143.40pt" style:type="right"/>
          <style:tab-stop style:position="26306.40pt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10.80pt" fo:text-indent="-5.40pt">
        <style:tab-stops>
          <style:tab-stop style:position="143.40pt" style:type="right"/>
          <style:tab-stop style:position="26306.40pt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 fo:margin-left="10.80pt" fo:text-indent="-5.40pt">
        <style:tab-stops>
          <style:tab-stop style:position="143.40pt" style:type="right"/>
          <style:tab-stop style:position="26306.40pt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left="10.80pt" fo:text-indent="-5.40pt">
        <style:tab-stops>
          <style:tab-stop style:position="143.40pt" style:type="right"/>
          <style:tab-stop style:position="26306.40pt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left="10.80pt" fo:text-indent="-5.40pt">
        <style:tab-stops>
          <style:tab-stop style:position="143.40pt" style:type="right"/>
          <style:tab-stop style:position="26306.40pt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left="10.80pt" fo:text-indent="-5.40pt">
        <style:tab-stops>
          <style:tab-stop style:position="143.40pt" style:type="right"/>
          <style:tab-stop style:position="26306.40pt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left="10.80pt" fo:text-indent="-5.40pt">
        <style:tab-stops>
          <style:tab-stop style:position="143.40pt" style:type="right"/>
          <style:tab-stop style:position="26306.40pt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left="10.80pt" fo:text-indent="-5.40pt">
        <style:tab-stops>
          <style:tab-stop style:position="143.40pt" style:type="right"/>
          <style:tab-stop style:position="26306.40pt"/>
        </style:tab-stops>
      </style:paragraph-properties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 fo:margin-left="10.80pt" fo:text-indent="-5.40pt">
        <style:tab-stops>
          <style:tab-stop style:position="143.40pt" style:type="right"/>
          <style:tab-stop style:position="26306.40pt"/>
        </style:tab-stops>
      </style:paragraph-properties>
    </style:style>
    <style:style style:name="P27" style:family="paragraph">
      <style:paragraph-properties fo:line-height="100.00%" fo:text-align="left" fo:margin-left="10.80pt" fo:text-indent="-5.40pt">
        <style:tab-stops>
          <style:tab-stop style:position="621.00pt" style:type="right"/>
        </style:tab-stops>
      </style:paragraph-properties>
    </style:style>
    <style:style style:name="P28" style:family="paragraph">
      <style:paragraph-properties fo:line-height="100.00%" fo:text-align="center"/>
    </style:style>
    <style:style style:name="P29" style:family="paragraph">
      <style:paragraph-properties fo:line-height="100.00%" fo:text-align="left" fo:margin-left="10.80pt" fo:text-indent="-5.40pt">
        <style:tab-stops>
          <style:tab-stop style:position="621.00pt" style:type="right"/>
        </style:tab-stops>
      </style:paragraph-properties>
    </style:style>
    <style:style style:name="P30" style:family="paragraph">
      <style:paragraph-properties fo:line-height="100.00%" fo:text-align="left" fo:margin-left="10.80pt" fo:text-indent="-5.40pt">
        <style:tab-stops>
          <style:tab-stop style:position="143.40pt" style:type="right"/>
          <style:tab-stop style:position="26306.40pt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left="10.80pt" fo:text-indent="-5.40pt">
        <style:tab-stops>
          <style:tab-stop style:position="143.40pt" style:type="right"/>
          <style:tab-stop style:position="26306.40pt"/>
        </style:tab-stops>
      </style:paragraph-properties>
    </style:style>
    <style:style style:name="P33" style:family="paragraph">
      <style:paragraph-properties fo:line-height="100.00%" fo:text-align="left" fo:margin-left="10.80pt" fo:text-indent="-5.40pt">
        <style:tab-stops>
          <style:tab-stop style:position="143.40pt" style:type="right"/>
          <style:tab-stop style:position="26306.40pt"/>
        </style:tab-stops>
      </style:paragraph-properties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 fo:margin-left="10.80pt" fo:text-indent="-5.40pt">
        <style:tab-stops>
          <style:tab-stop style:position="143.40pt" style:type="right"/>
          <style:tab-stop style:position="26306.40pt"/>
        </style:tab-stops>
      </style:paragraph-properties>
    </style:style>
    <style:style style:name="P36" style:family="paragraph">
      <style:paragraph-properties fo:line-height="115.00%" fo:text-align="left" fo:margin-bottom="10.00pt"/>
    </style:style>
    <style:style style:name="TableColumn0100" style:family="table-column">
      <style:table-column-properties style:column-width="2.141667in"/>
    </style:style>
    <style:style style:name="TableColumn0101" style:family="table-column">
      <style:table-column-properties style:column-width="6.633333in"/>
    </style:style>
    <style:style style:name="Table01" style:family="table">
      <style:table-properties style:width="8.775000in" fo:margin-left="0.000000in" style:writing-mode="lr" table:align="left" style:may-break-between-rows="true"/>
    </style:style>
    <style:style style:name="TableRow0100" style:family="table-row">
      <style:table-row-properties style:min-row-height="0.393750in"/>
    </style:style>
    <style:style style:name="TableCell01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00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1" style:family="table-row">
      <style:table-row-properties style:min-row-height="0.254861in"/>
    </style:style>
    <style:style style:name="TableCell01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1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2" style:family="table-row">
      <style:table-row-properties style:min-row-height="0.254861in"/>
    </style:style>
    <style:style style:name="TableCell01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2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3" style:family="table-row">
      <style:table-row-properties style:min-row-height="0.254861in"/>
    </style:style>
    <style:style style:name="TableCell01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Cell01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Row0104" style:family="table-row">
      <style:table-row-properties style:min-row-height="0.254861in"/>
    </style:style>
    <style:style style:name="TableCell01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Cell010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Row0105" style:family="table-row">
      <style:table-row-properties style:min-row-height="0.254861in"/>
    </style:style>
    <style:style style:name="TableCell0105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Cell0105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Row0106" style:family="table-row">
      <style:table-row-properties style:min-row-height="0.254861in"/>
    </style:style>
    <style:style style:name="TableCell0106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Cell0106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Row0107" style:family="table-row">
      <style:table-row-properties style:min-row-height="0.254861in"/>
    </style:style>
    <style:style style:name="TableCell0107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Cell0107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Row0108" style:family="table-row">
      <style:table-row-properties style:min-row-height="0.254861in"/>
    </style:style>
    <style:style style:name="TableCell0108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Cell0108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Row0109" style:family="table-row">
      <style:table-row-properties style:min-row-height="0.254861in"/>
    </style:style>
    <style:style style:name="TableCell0109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Cell0109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Row0110" style:family="table-row">
      <style:table-row-properties style:min-row-height="0.254861in"/>
    </style:style>
    <style:style style:name="TableCell011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Cell011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Row0111" style:family="table-row">
      <style:table-row-properties style:min-row-height="0.254861in"/>
    </style:style>
    <style:style style:name="TableCell011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#d8d8d8"/>
    </style:style>
    <style:style style:name="TableCell0111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12" style:family="table-row">
      <style:table-row-properties style:min-row-height="0.254861in"/>
    </style:style>
    <style:style style:name="TableCell011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Cell011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Row0113" style:family="table-row">
      <style:table-row-properties style:min-row-height="0.509028in"/>
    </style:style>
    <style:style style:name="TableCell011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Cell011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</office:automatic-styles>
  <office:body>
    <office:text>
      <text:p text:style-name="P1"><draw:frame text:anchor-type="as-char" svg:width="59.94mm" svg:height="14.22mm" style:rel-width="scale" style:rel-height="scale"><draw:object-ole xlink:href="OleObj1"/><draw:image xlink:href="ObjectReplacements/OleObj1"/></draw:frame><text:span text:style-name="T2"/></text:p>
      <text:p text:style-name="P1"><text:span text:style-name="T3">Test Case Template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 table:number-columns-spanned="2" table:number-rows-spanned="3">
            <text:p text:style-name="P3"><text:span text:style-name="T5"/></text:p>
            <text:p text:style-name="P3"><text:span text:style-name="T6"/></text:p>
          </table:table-cell>
          <table:covered-table-cell/>
        </table:table-row>
        <table:table-row table:style-name="TableRow0101">
          <table:covered-table-cell>
            <text:p text:style-name="P6"><text:span text:style-name="T6"><text:s/></text:span></text:p>
          </table:covered-table-cell>
          <table:covered-table-cell/>
        </table:table-row>
        <table:table-row table:style-name="TableRow0102">
          <table:covered-table-cell>
            <text:p text:style-name="P8"><text:span text:style-name="T6"><text:s/></text:span></text:p>
          </table:covered-table-cell>
          <table:covered-table-cell/>
        </table:table-row>
        <table:table-row table:style-name="TableRow0103">
          <table:table-cell table:style-name="TableCell010300">
            <text:p text:style-name="P11"><text:span text:style-name="T7">Test Case ID</text:span><text:span text:style-name="T8"/></text:p>
          </table:table-cell>
          <table:table-cell table:style-name="TableCell010301">
            <text:p text:style-name="P11"><text:span text:style-name="T9">onlinebills.com 03</text:span><text:span text:style-name="T10"/></text:p>
          </table:table-cell>
        </table:table-row>
        <table:table-row table:style-name="TableRow0104">
          <table:table-cell table:style-name="TableCell010400">
            <text:p text:style-name="P13"><text:span text:style-name="T11">Name</text:span><text:span text:style-name="T12"/></text:p>
          </table:table-cell>
          <table:table-cell table:style-name="TableCell010401">
            <text:p text:style-name="P13"><text:span text:style-name="T13">log in in onlinebills.com</text:span><text:span text:style-name="T14"/></text:p>
          </table:table-cell>
        </table:table-row>
        <table:table-row table:style-name="TableRow0105">
          <table:table-cell table:style-name="TableCell010500">
            <text:p text:style-name="P15"><text:span text:style-name="T15">Priority</text:span><text:span text:style-name="T16"/></text:p>
          </table:table-cell>
          <table:table-cell table:style-name="TableCell010501">
            <text:p text:style-name="P15"><text:span text:style-name="T17">1</text:span><text:span text:style-name="T18"/></text:p>
          </table:table-cell>
        </table:table-row>
        <table:table-row table:style-name="TableRow0106">
          <table:table-cell table:style-name="TableCell010600">
            <text:p text:style-name="P17"><text:span text:style-name="T19">Description</text:span><text:span text:style-name="T20"/></text:p>
          </table:table-cell>
          <table:table-cell table:style-name="TableCell010601">
            <text:p text:style-name="P17"><text:span text:style-name="T20"/></text:p>
          </table:table-cell>
        </table:table-row>
        <table:table-row table:style-name="TableRow0107">
          <table:table-cell table:style-name="TableCell010700">
            <text:p text:style-name="P19"><text:span text:style-name="T21">Prerequisites</text:span><text:span text:style-name="T22"/></text:p>
          </table:table-cell>
          <table:table-cell table:style-name="TableCell010701">
            <text:p text:style-name="P19"><text:span text:style-name="T23"/></text:p>
          </table:table-cell>
        </table:table-row>
        <table:table-row table:style-name="TableRow0108">
          <table:table-cell table:style-name="TableCell010800">
            <text:p text:style-name="P21"><text:span text:style-name="T25">Input Data</text:span><text:span text:style-name="T26"/></text:p>
          </table:table-cell>
          <table:table-cell table:style-name="TableCell010801">
            <text:p text:style-name="P21"><text:span text:style-name="T26"/></text:p>
          </table:table-cell>
        </table:table-row>
        <table:table-row table:style-name="TableRow0109">
          <table:table-cell table:style-name="TableCell010900">
            <text:p text:style-name="P23"><text:span text:style-name="T27">Date Created</text:span><text:span text:style-name="T28"/></text:p>
          </table:table-cell>
          <table:table-cell table:style-name="TableCell010901">
            <text:p text:style-name="P23"><text:span text:style-name="T29">30.01.19</text:span><text:span text:style-name="T30"/></text:p>
          </table:table-cell>
        </table:table-row>
        <table:table-row table:style-name="TableRow0110">
          <table:table-cell table:style-name="TableCell011000">
            <text:p text:style-name="P25"><text:span text:style-name="T31">Author</text:span><text:span text:style-name="T32"/></text:p>
          </table:table-cell>
          <table:table-cell table:style-name="TableCell011001">
            <text:p text:style-name="P25"><text:span text:style-name="T33">b.b.</text:span><text:span text:style-name="T34"/></text:p>
          </table:table-cell>
        </table:table-row>
        <table:table-row table:style-name="TableRow0111">
          <table:table-cell table:style-name="TableCell011100" table:number-columns-spanned="2">
            <text:p text:style-name="P28"><text:span text:style-name="T35">Test Steps</text:span><text:span text:style-name="T36"/></text:p>
          </table:table-cell>
          <table:covered-table-cell/>
        </table:table-row>
        <table:table-row table:style-name="TableRow0112">
          <table:table-cell table:style-name="TableCell011200">
            <text:p text:style-name="P31"><text:span text:style-name="T37">Step</text:span><text:span text:style-name="T38"/></text:p>
          </table:table-cell>
          <table:table-cell table:style-name="TableCell011201">
            <text:p text:style-name="P31"><text:span text:style-name="T39">Expected Result</text:span><text:span text:style-name="T40"/></text:p>
          </table:table-cell>
        </table:table-row>
        <table:table-row table:style-name="TableRow0113">
          <table:table-cell table:style-name="TableCell011300">
            <text:p text:style-name="P34"><text:span text:style-name="T41">1.when user enter wrong</text:span></text:p>
            <text:p text:style-name="P34"><text:span text:style-name="T41"/></text:p>
            <text:p text:style-name="P34"><text:span text:style-name="T41"/></text:p>
            <text:p text:style-name="P34"><text:span text:style-name="T41">2.click on CANCEL</text:span></text:p>
            <text:p text:style-name="P34"><text:span text:style-name="T42"/></text:p>
          </table:table-cell>
          <table:table-cell table:style-name="TableCell011301">
            <text:p text:style-name="P34"><text:span text:style-name="T43">validation transaction</text:span></text:p>
            <text:p text:style-name="P34"><text:span text:style-name="T43"/></text:p>
            <text:p text:style-name="P34"><text:span text:style-name="T43">return on home page</text:span></text:p>
            <text:p text:style-name="P34"><text:span text:style-name="T43"/></text:p>
            <text:p text:style-name="P34"><text:span text:style-name="T43"/></text:p>
          </table:table-cell>
        </table:table-row>
      </table:table>
      <text:p text:style-name="P36"><text:span text:style-name="T4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